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1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19">
      <style:text-properties fo:font-size="10pt" style:font-size-asian="10pt" style:font-size-complex="10pt"/>
    </style:style>
    <style:style style:name="ce10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1">
      <style:text-properties fo:font-size="10pt" style:font-size-asian="10pt" style:font-size-complex="10pt"/>
    </style:style>
    <style:style style:name="ce1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ulukko1" table:style-name="ta1" table:print="false">
        <table:table-column table:style-name="co1" table:number-columns-repeated="3" table:default-cell-style-name="ce5"/>
        <table:table-column table:style-name="co1" table:default-cell-style-name="ce11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Taulukko1.J26" table:end-x="0.4118in" table:end-y="0.072in" draw:z-index="0" draw:style-name="gr1" svg:width="4.6417in" svg:height="4.3059in" svg:x="0.2154in" svg:y="0.0197in">
              <draw:object draw:notify-on-update-of-ranges="Taulukko1.A4:Taulukko1.A15 Taulukko1.B3:Taulukko1.B3 Taulukko1.B4:Taulukko1.B15 Taulukko1.C3:Taulukko1.C3 Taulukko1.C4:Taulukko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Kuukausi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2014">
            <text:p>2014</text:p>
          </table:table-cell>
          <table:table-cell table:style-name="ce8" office:value-type="string">
            <text:p>Change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>
            <text:p>tammikuu 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9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helmikuu 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9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aaliskuu 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9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huhtikuu 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9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aattaa 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9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kesäkuu 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9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heinäkuu 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9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lokuu 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9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yyskuu 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9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okakuu 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9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arraskuu 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9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joulukuu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9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table:formula="of:=SUM([.B4:.B15])" office:value-type="float" office:value="306">
            <text:p>306</text:p>
          </table:table-cell>
          <table:table-cell table:style-name="ce6" table:formula="of:=SUM([.C4:.C15])" office:value-type="float" office:value="354">
            <text:p>354</text:p>
          </table:table-cell>
          <table:table-cell table:style-name="ce10" table:formula="of:=ROUND([.C16]/[.B16]-1;2)" office:value-type="percentage" office:value="0.16">
            <text:p>16.0%</text:p>
          </table:table-cell>
          <table:table-cell table:style-name="ce12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ulukk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7/07/2014</text:date>, <text:time>21:4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4-07-07T21:45:42</dc:date>
    <meta:editing-duration>PT01H24M22S</meta:editing-duration>
    <meta:editing-cycles>18</meta:editing-cycles>
    <meta:generator>NeoOffice/2014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Taulukko1.A3:Taulukko1.C15" chart:data-source-has-labels="both" svg:x="0.269cm" svg:y="0.218cm" svg:width="9.776cm" svg:height="10.267cm">
          <chart:axis chart:dimension="x" chart:name="primary-x" chart:style-name="ch4">
            <chart:title svg:x="4.79cm" svg:y="10.131cm" chart:style-name="ch5">
              <text:p>Kuukausi</text:p>
            </chart:title>
            <chart:categories table:cell-range-address="Taulukko1.A4:Taulukko1.A15"/>
          </chart:axis>
          <chart:axis chart:dimension="y" chart:name="primary-y" chart:style-name="ch6">
            <chart:title svg:x="0.236cm" svg:y="5.462cm" chart:style-name="ch7">
              <text:p>Sales</text:p>
            </chart:title>
            <chart:grid chart:style-name="ch8" chart:class="major"/>
          </chart:axis>
          <chart:series chart:style-name="ch9" chart:values-cell-range-address="Taulukko1.B4:Taulukko1.B15" chart:label-cell-address="Taulukko1.B3:Taulukko1.B3" chart:class="chart:bar">
            <chart:data-point chart:repeated="12"/>
          </chart:series>
          <chart:series chart:style-name="ch10" chart:values-cell-range-address="Taulukko1.C4:Taulukko1.C15" chart:label-cell-address="Taulukko1.C3:Taulukko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ulukko1.B3:Taulukko1.B3">2013</text:p>
              </table:table-cell>
              <table:table-cell office:value-type="string">
                <text:p text:id="Taulukko1.C3:Taulukko1.C3">2014</text:p>
              </table:table-cell>
            </table:table-row>
          </table:table-header-rows>
          <table:table-rows>
            <table:table-row>
              <table:table-cell office:value-type="string">
                <text:p text:id="Taulukko1.A4:Taulukko1.A15">tammikuu </text:p>
              </table:table-cell>
              <table:table-cell office:value-type="float" office:value="20">
                <text:p text:id="Taulukko1.B4:Taulukko1.B15">20</text:p>
              </table:table-cell>
              <table:table-cell office:value-type="float" office:value="24">
                <text:p text:id="Taulukko1.C4:Taulukko1.C15">24</text:p>
              </table:table-cell>
            </table:table-row>
            <table:table-row>
              <table:table-cell office:value-type="string">
                <text:p>helmikuu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aliskuu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huhtikuu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saattaa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kesäkuu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heinäkuu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elokuu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yyskuu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lokakuu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marraskuu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joulukuu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2014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